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800000315561D14209BBF25D6.png" manifest:media-type="image/png"/>
  <manifest:file-entry manifest:full-path="Pictures/10000000000002B20000034C1BD2691F291020AC.png" manifest:media-type="image/png"/>
  <manifest:file-entry manifest:full-path="Pictures/10000000000002630000032D55BC2EEF71D33A3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opacity="20%" draw:opacity="72%" draw:textarea-horizontal-align="justify" draw:textarea-vertical-align="middle" draw:auto-grow-height="false" fo:min-height="6.75cm" fo:min-width="6.5cm"/>
    </style:style>
    <style:style style:name="gr3" style:family="graphic" style:parent-style-name="standard">
      <style:graphic-properties draw:fill-color="#b7b3ca" draw:textarea-horizontal-align="justify" draw:textarea-vertical-align="middle" draw:auto-grow-height="false" fo:min-height="1.372cm" fo:min-width="2.974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72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b7b3ca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8.037cm" svg:height="24cm" svg:x="1.463cm" svg:y="1.5cm">
          <draw:image xlink:href="Pictures/10000000000002630000032D55BC2EEF71D33A3A.png" xlink:type="simple" xlink:show="embed" xlink:actuate="onLoad" draw:mime-type="image/png">
            <text:p/>
          </draw:image>
        </draw:frame>
        <draw:custom-shape draw:style-name="gr2" draw:text-style-name="P2" draw:layer="layout" svg:width="7cm" svg:height="7cm" svg:x="8cm" svg:y="16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75cm" svg:height="1.75cm" svg:x="4cm" svg:y="17.75cm">
          <text:p text:style-name="P3">Napi Slot</text:p>
          <draw:enhanced-geometry svg:viewBox="0 0 21600 21600" draw:text-areas="800 800 20800 20800" draw:type="round-rectangular-callout" draw:modifiers="32932.6579578779 35860.1941747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Обычный">
        <draw:frame draw:style-name="gr1" draw:text-style-name="P1" draw:layer="layout" svg:width="18.257cm" svg:height="22.332cm" svg:x="1.485cm" svg:y="3.766cm">
          <draw:image xlink:href="Pictures/10000000000002B20000034C1BD2691F291020AC.png" xlink:type="simple" xlink:show="embed" xlink:actuate="onLoad" draw:mime-type="image/png">
            <text:p/>
          </draw:image>
        </draw:frame>
      </draw:page>
      <draw:page draw:name="page3" draw:style-name="dp1" draw:master-page-name="Обычный">
        <draw:frame draw:style-name="gr1" draw:text-style-name="P1" draw:layer="layout" svg:width="8.542cm" svg:height="15.317cm" draw:transform="rotate (1.57306525482249) translate (3.019cm 11cm)">
          <draw:image xlink:href="Pictures/10000000000001B800000315561D14209BBF25D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19T14:14:10.831127530</meta:creation-date>
    <dc:date>2024-09-05T16:20:37.733050050</dc:date>
    <meta:editing-duration>PT12H19M14S</meta:editing-duration>
    <meta:editing-cycles>3</meta:editing-cycles>
    <meta:generator>LibreOffice/7.3.7.2$Linux_X86_64 LibreOffice_project/30$Build-2</meta:generator>
    <meta:document-statistic meta:object-count="5"/>
  </office:meta>
</office:document-meta>
</file>